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 fo:font-size="30pt" fo:font-weight="bold" officeooo:rsid="001b6818" officeooo:paragraph-rsid="001b6818" style:font-size-asian="26.25pt" style:font-weight-asian="bold" style:font-size-complex="3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ource Sans Pro" fo:font-size="14pt" fo:font-weight="normal" officeooo:rsid="001b6818" officeooo:paragraph-rsid="001b681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Source Sans Pro" fo:font-size="14pt" fo:font-weight="normal" officeooo:rsid="001b6818" officeooo:paragraph-rsid="001b681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ource Sans Pro" fo:font-size="14pt" fo:font-weight="normal" officeooo:rsid="001d5dce" officeooo:paragraph-rsid="001d5dce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ómo sigo aprendiendo CSS3?</text:p>
      <text:p text:style-name="P2"/>
      <text:p text:style-name="P2">Para seguir aprendiendo esta o cualquier otra tecnología hay que revisar las nuevas funcionalidades que se vayan añadiendo, así como su soporte. </text:p>
      <text:p text:style-name="P2">Por supuesto, en el curso de CSS3 de SoyDalto no se cubren el 100% de las propiedades de la tecnología, por lo que aquí hay algunos temas no tratados:</text:p>
      <text:p text:style-name="P2"/>
      <text:p text:style-name="P2">-SVGs. (vectores)</text:p>
      <text:p text:style-name="P2">-attr()</text:p>
      <text:p text:style-name="P2">-Algunos selectores.</text:p>
      <text:p text:style-name="P2">-Algunas pseudoclases. </text:p>
      <text:p text:style-name="P4">-Más sobre la propiedad border-radius.</text:p>
      <text:p text:style-name="P4">-Entender bien lo que hacen las distintas funciones de la propiedad filt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5T13:45:29.122000000</dc:date>
    <meta:editing-duration>PT7M54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9" meta:word-count="79" meta:character-count="503" meta:non-whitespace-character-count="431"/>
  </office:meta>
</office:document-meta>
</file>